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processParsedValue( Object value , Format format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loatValidator.Float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minValue( Float value , floa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Floa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minValue( float value , floa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maxValue( Float value , floa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isInRange( Float value , float min , floa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maxValue( float value , floa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Validator.isInRange( float value , float min , floa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